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>
        <table:iteration table:steps="1000"/>
      </table:calculation-settings>
      <table:table table:name="Tabelle1" table:style-name="ta1">
        <table:table-column table:style-name="co1" table:number-columns-repeated="10" table:default-cell-style-name="Default"/>
        <table:table-row table:style-name="ro1">
          <table:table-cell table:formula="of:=[.B1]-[.C1]*[.D1]" office:value-type="float" office:value="1889.15300000001" calcext:value-type="float">
            <text:p>1889,15300000001</text:p>
          </table:table-cell>
          <table:table-cell table:formula="of:=[.E12]" office:value-type="float" office:value="67742" calcext:value-type="float">
            <text:p>67742</text:p>
          </table:table-cell>
          <table:table-cell table:formula="of:=[.A12]" office:value-type="float" office:value="59.82" calcext:value-type="float">
            <text:p>59,82</text:p>
          </table:table-cell>
          <table:table-cell table:formula="of:=[.C12]" office:value-type="float" office:value="1100.85" calcext:value-type="float">
            <text:p>1100,85</text:p>
          </table:table-cell>
          <table:table-cell table:number-columns-repeated="6"/>
        </table:table-row>
        <table:table-row table:style-name="ro1">
          <table:table-cell table:formula="of:=([.B2]-[.C2])*([.D2]-[.E2])" office:value-type="float" office:value="3611152.49745918" calcext:value-type="float">
            <text:p>3611152,49745918</text:p>
          </table:table-cell>
          <table:table-cell table:formula="of:=[.B12]" office:value-type="float" office:value="4156.7" calcext:value-type="float">
            <text:p>4156,7</text:p>
          </table:table-cell>
          <table:table-cell table:formula="of:=[.A12]*[.A12]" office:value-type="float" office:value="3578.4324" calcext:value-type="float">
            <text:p>3578,4324</text:p>
          </table:table-cell>
          <table:table-cell table:formula="of:=[.D12]" office:value-type="float" office:value="1218115.5" calcext:value-type="float">
            <text:p>1218115,5</text:p>
          </table:table-cell>
          <table:table-cell table:formula="of:=[.C12]*[.C12]" office:value-type="float" office:value="1211870.7225" calcext:value-type="float">
            <text:p>1211870,7225</text:p>
          </table:table-cell>
          <table:table-cell table:number-columns-repeated="5"/>
        </table:table-row>
        <table:table-row table:style-name="ro1">
          <table:table-cell table:formula="of:=SQRT([.B3]*[.D3])" office:value-type="float" office:value="1900.30326460257" calcext:value-type="float">
            <text:p>1900,30326460257</text:p>
          </table:table-cell>
          <table:table-cell table:formula="of:=[.B2]-[.C2]" office:value-type="float" office:value="578.2676" calcext:value-type="float">
            <text:p>578,2676</text:p>
          </table:table-cell>
          <table:table-cell/>
          <table:table-cell table:formula="of:=[.D2]-[.E2]" office:value-type="float" office:value="6244.77750000032" calcext:value-type="float">
            <text:p>6244,77750000032</text:p>
          </table:table-cell>
          <table:table-cell table:number-columns-repeated="6"/>
        </table:table-row>
        <table:table-row table:style-name="ro1">
          <table:table-cell table:formula="of:=[.A1]/[.A3]" office:value-type="float" office:value="0.994132376231593" calcext:value-type="float">
            <text:p>0,994132376231593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=</text:p>
          </table:table-cell>
          <table:table-cell table:formula="of:=[.A1]/[.D3]" office:value-type="float" office:value="0.302517263425304" calcext:value-type="float">
            <text:p>0,302517263425304</text:p>
          </table:table-cell>
          <table:table-cell table:formula="of:=[.D6]*[.D6]" office:value-type="float" office:value="334393.41720976" calcext:value-type="float">
            <text:p>334393,41720976</text:p>
          </table:table-cell>
          <table:table-cell table:formula="of:=([.B2]-[.C2])" office:value-type="float" office:value="578.2676" calcext:value-type="float">
            <text:p>578,26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=</text:p>
          </table:table-cell>
          <table:table-cell table:formula="of:=[.A12]-[.B6]*[.C12]" office:value-type="float" office:value="-273.206129441746" calcext:value-type="float">
            <text:p>-273,206129441746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8"/>
          <table:table-cell office:value-type="float" office:value="30" calcext:value-type="float">
            <text:p>3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8"/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9.82" calcext:value-type="float">
            <text:p>59,82</text:p>
          </table:table-cell>
          <table:table-cell office:value-type="float" office:value="4156.7" calcext:value-type="float">
            <text:p>4156,7</text:p>
          </table:table-cell>
          <table:table-cell office:value-type="float" office:value="1100.85" calcext:value-type="float">
            <text:p>1100,85</text:p>
          </table:table-cell>
          <table:table-cell office:value-type="float" office:value="1218115.5" calcext:value-type="float">
            <text:p>1218115,5</text:p>
          </table:table-cell>
          <table:table-cell office:value-type="float" office:value="67742" calcext:value-type="float">
            <text:p>67742</text:p>
          </table:table-cell>
          <table:table-cell table:number-columns-repeated="3"/>
          <table:table-cell table:formula="of:=[.I10]-[.I11]" office:value-type="float" office:value="-60" calcext:value-type="float">
            <text:p>-60</text:p>
          </table:table-cell>
          <table:table-cell table:formula="of:=[.J10]-[.J11]" office:value-type="float" office:value="301" calcext:value-type="float">
            <text:p>301</text:p>
          </table:table-cell>
        </table:table-row>
        <table:table-row table:style-name="ro1">
          <table:table-cell table:number-columns-repeated="8"/>
          <table:table-cell office:value-type="float" office:value="1000" calcext:value-type="float">
            <text:p>10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y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1220" calcext:value-type="float">
            <text:p>1220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table:number-columns-repeated="8"/>
          <table:table-cell table:formula="of:=[.I14]-[.I13]" office:value-type="float" office:value="220" calcext:value-type="float">
            <text:p>220</text:p>
          </table:table-cell>
          <table:table-cell table:formula="of:=[.J14]-[.J13]" office:value-type="float" office:value="572" calcext:value-type="float">
            <text:p>572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8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</table:table-row>
        <table:table-row table:style-name="ro1">
          <table:table-cell office:value-type="float" office:value="990.9" calcext:value-type="float">
            <text:p>990,9</text:p>
          </table:table-cell>
          <table:table-cell table:formula="of:=[.$B$7]+[.$B$6]*[.A19]" office:value-type="float" office:value="26.5582268863878" calcext:value-type="float">
            <text:p>26,5582268863878</text:p>
          </table:table-cell>
          <table:table-cell office:value-type="float" office:value="25" calcext:value-type="float">
            <text:p>25</text:p>
          </table:table-cell>
          <table:table-cell table:style-name="ce1" table:formula="of:=[.B19]/[.C19]-1" office:value-type="percentage" office:value="0.0623290754555137" calcext:value-type="percentage">
            <text:p>6,23 %</text:p>
          </table:table-cell>
          <table:table-cell/>
          <table:table-cell table:formula="of:=CONCATENATE(TEXT([.A19];&quot;#.##0,0&quot;);&quot; &amp; &quot;;TEXT([.B19];&quot;00,000&quot;);&quot; &amp; &quot;;[.C19];&quot; &amp; &quot;;TEXT([.D19]*100;&quot;0,0&quot;); &quot;\%\\ \hline&quot;)" office:value-type="string" office:string-value="990,9 &amp; 26,558 &amp; 25 &amp; 6,2\%\\ \hline" calcext:value-type="string">
            <text:p>990,9 &amp; 26,558 &amp; 25 &amp; 6,2\%\\ \hline</text:p>
          </table:table-cell>
          <table:table-cell table:number-columns-repeated="2"/>
          <table:table-cell table:formula="of:=[.A19]/[.$I$15]*[.$J$15]-2525-24" office:value-type="float" office:value="27.3399999999997" calcext:value-type="float">
            <text:p>27,3399999999997</text:p>
          </table:table-cell>
          <table:table-cell table:formula="of:=[.C19]/[.$I$12]*[.$J$12]+150+350" office:value-type="float" office:value="374.583333333333" calcext:value-type="float">
            <text:p>374,583333333333</text:p>
          </table:table-cell>
        </table:table-row>
        <table:table-row table:style-name="ro1">
          <table:table-cell office:value-type="float" office:value="1008.5" calcext:value-type="float">
            <text:p>1008,5</text:p>
          </table:table-cell>
          <table:table-cell table:formula="of:=[.$B$7]+[.$B$6]*[.A20]" office:value-type="float" office:value="31.8825307226732" calcext:value-type="float">
            <text:p>31,8825307226732</text:p>
          </table:table-cell>
          <table:table-cell office:value-type="float" office:value="30" calcext:value-type="float">
            <text:p>30</text:p>
          </table:table-cell>
          <table:table-cell table:style-name="ce1" table:formula="of:=[.B20]/[.C20]-1" office:value-type="percentage" office:value="0.0627510240891069" calcext:value-type="percentage">
            <text:p>6,28 %</text:p>
          </table:table-cell>
          <table:table-cell/>
          <table:table-cell table:formula="of:=CONCATENATE(TEXT([.A20];&quot;#.##0,0&quot;);&quot; &amp; &quot;;TEXT([.B20];&quot;00,000&quot;);&quot; &amp; &quot;;[.C20];&quot; &amp; &quot;;TEXT([.D20]*100;&quot;0,0&quot;); &quot;\%\\ \hline&quot;)" office:value-type="string" office:string-value="1.008,5 &amp; 31,883 &amp; 30 &amp; 6,3\%\\ \hline" calcext:value-type="string">
            <text:p>1.008,5 &amp; 31,883 &amp; 30 &amp; 6,3\%\\ \hline</text:p>
          </table:table-cell>
          <table:table-cell table:number-columns-repeated="2"/>
          <table:table-cell table:formula="of:=[.A20]/[.$I$15]*[.$J$15]-2525-24" office:value-type="float" office:value="73.0999999999999" calcext:value-type="float">
            <text:p>73,0999999999999</text:p>
          </table:table-cell>
          <table:table-cell table:formula="of:=[.C20]/[.$I$12]*[.$J$12]+150+350" office:value-type="float" office:value="349.5" calcext:value-type="float">
            <text:p>349,5</text:p>
          </table:table-cell>
        </table:table-row>
        <table:table-row table:style-name="ro1">
          <table:table-cell office:value-type="float" office:value="1023.4" calcext:value-type="float">
            <text:p>1023,4</text:p>
          </table:table-cell>
          <table:table-cell table:formula="of:=[.$B$7]+[.$B$6]*[.A21]" office:value-type="float" office:value="36.3900379477103" calcext:value-type="float">
            <text:p>36,3900379477103</text:p>
          </table:table-cell>
          <table:table-cell office:value-type="float" office:value="35" calcext:value-type="float">
            <text:p>35</text:p>
          </table:table-cell>
          <table:table-cell table:style-name="ce1" table:formula="of:=[.B21]/[.C21]-1" office:value-type="percentage" office:value="0.0397153699345787" calcext:value-type="percentage">
            <text:p>3,97 %</text:p>
          </table:table-cell>
          <table:table-cell/>
          <table:table-cell table:formula="of:=CONCATENATE(TEXT([.A21];&quot;#.##0,0&quot;);&quot; &amp; &quot;;TEXT([.B21];&quot;00,000&quot;);&quot; &amp; &quot;;[.C21];&quot; &amp; &quot;;TEXT([.D21]*100;&quot;0,0&quot;); &quot;\%\\ \hline&quot;)" office:value-type="string" office:string-value="1.023,4 &amp; 36,390 &amp; 35 &amp; 4,0\%\\ \hline" calcext:value-type="string">
            <text:p>1.023,4 &amp; 36,390 &amp; 35 &amp; 4,0\%\\ \hline</text:p>
          </table:table-cell>
          <table:table-cell table:number-columns-repeated="2"/>
          <table:table-cell table:formula="of:=[.A21]/[.$I$15]*[.$J$15]-2525-24" office:value-type="float" office:value="111.84" calcext:value-type="float">
            <text:p>111,84</text:p>
          </table:table-cell>
          <table:table-cell table:formula="of:=[.C21]/[.$I$12]*[.$J$12]+150+350" office:value-type="float" office:value="324.416666666667" calcext:value-type="float">
            <text:p>324,416666666667</text:p>
          </table:table-cell>
        </table:table-row>
        <table:table-row table:style-name="ro1">
          <table:table-cell office:value-type="float" office:value="1035.6" calcext:value-type="float">
            <text:p>1035,6</text:p>
          </table:table-cell>
          <table:table-cell table:formula="of:=[.$B$7]+[.$B$6]*[.A22]" office:value-type="float" office:value="40.0807485614989" calcext:value-type="float">
            <text:p>40,0807485614989</text:p>
          </table:table-cell>
          <table:table-cell office:value-type="float" office:value="40" calcext:value-type="float">
            <text:p>40</text:p>
          </table:table-cell>
          <table:table-cell table:style-name="ce1" table:formula="of:=[.B22]/[.C22]-1" office:value-type="percentage" office:value="0.002018714037473" calcext:value-type="percentage">
            <text:p>0,20 %</text:p>
          </table:table-cell>
          <table:table-cell/>
          <table:table-cell table:formula="of:=CONCATENATE(TEXT([.A22];&quot;#.##0,0&quot;);&quot; &amp; &quot;;TEXT([.B22];&quot;00,000&quot;);&quot; &amp; &quot;;[.C22];&quot; &amp; &quot;;TEXT([.D22]*100;&quot;0,0&quot;); &quot;\%\\ \hline&quot;)" office:value-type="string" office:string-value="1.035,6 &amp; 40,081 &amp; 40 &amp; 0,2\%\\ \hline" calcext:value-type="string">
            <text:p>1.035,6 &amp; 40,081 &amp; 40 &amp; 0,2\%\\ \hline</text:p>
          </table:table-cell>
          <table:table-cell table:number-columns-repeated="2"/>
          <table:table-cell table:formula="of:=[.A22]/[.$I$15]*[.$J$15]-2525-24" office:value-type="float" office:value="143.56" calcext:value-type="float">
            <text:p>143,56</text:p>
          </table:table-cell>
          <table:table-cell table:formula="of:=[.C22]/[.$I$12]*[.$J$12]+150+350" office:value-type="float" office:value="299.333333333333" calcext:value-type="float">
            <text:p>299,333333333333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table:formula="of:=[.$B$7]+[.$B$6]*[.A23]" office:value-type="float" office:value="48.6722388427776" calcext:value-type="float">
            <text:p>48,6722388427776</text:p>
          </table:table-cell>
          <table:table-cell office:value-type="float" office:value="50" calcext:value-type="float">
            <text:p>50</text:p>
          </table:table-cell>
          <table:table-cell table:style-name="ce1" table:formula="of:=[.B23]/[.C23]-1" office:value-type="percentage" office:value="-0.0265552231444485" calcext:value-type="percentage">
            <text:p>-2,66 %</text:p>
          </table:table-cell>
          <table:table-cell/>
          <table:table-cell table:formula="of:=CONCATENATE(TEXT([.A23];&quot;#.##0,0&quot;);&quot; &amp; &quot;;TEXT([.B23];&quot;00,000&quot;);&quot; &amp; &quot;;[.C23];&quot; &amp; &quot;;TEXT([.D23]*100;&quot;0,0&quot;); &quot;\%\\ \hline&quot;)" office:value-type="string" office:string-value="1.064,0 &amp; 48,672 &amp; 50 &amp; -2,7\%\\ \hline" calcext:value-type="string">
            <text:p>1.064,0 &amp; 48,672 &amp; 50 &amp; -2,7\%\\ \hline</text:p>
          </table:table-cell>
          <table:table-cell table:number-columns-repeated="2"/>
          <table:table-cell table:formula="of:=[.A23]/[.$I$15]*[.$J$15]-2525-24" office:value-type="float" office:value="217.4" calcext:value-type="float">
            <text:p>217,4</text:p>
          </table:table-cell>
          <table:table-cell table:formula="of:=[.C23]/[.$I$12]*[.$J$12]+150+350" office:value-type="float" office:value="249.166666666667" calcext:value-type="float">
            <text:p>249,166666666667</text:p>
          </table:table-cell>
        </table:table-row>
        <table:table-row table:style-name="ro1">
          <table:table-cell office:value-type="float" office:value="1095.2" calcext:value-type="float">
            <text:p>1095,2</text:p>
          </table:table-cell>
          <table:table-cell table:formula="of:=[.$B$7]+[.$B$6]*[.A24]" office:value-type="float" office:value="58.110777461647" calcext:value-type="float">
            <text:p>58,110777461647</text:p>
          </table:table-cell>
          <table:table-cell office:value-type="float" office:value="60" calcext:value-type="float">
            <text:p>60</text:p>
          </table:table-cell>
          <table:table-cell table:style-name="ce1" table:formula="of:=[.B24]/[.C24]-1" office:value-type="percentage" office:value="-0.0314870423058825" calcext:value-type="percentage">
            <text:p>-3,15 %</text:p>
          </table:table-cell>
          <table:table-cell/>
          <table:table-cell table:formula="of:=CONCATENATE(TEXT([.A24];&quot;#.##0,0&quot;);&quot; &amp; &quot;;TEXT([.B24];&quot;00,000&quot;);&quot; &amp; &quot;;[.C24];&quot; &amp; &quot;;TEXT([.D24]*100;&quot;0,0&quot;); &quot;\%\\ \hline&quot;)" office:value-type="string" office:string-value="1.095,2 &amp; 58,111 &amp; 60 &amp; -3,1\%\\ \hline" calcext:value-type="string">
            <text:p>1.095,2 &amp; 58,111 &amp; 60 &amp; -3,1\%\\ \hline</text:p>
          </table:table-cell>
          <table:table-cell table:number-columns-repeated="2"/>
          <table:table-cell table:formula="of:=[.A24]/[.$I$15]*[.$J$15]-2525-24" office:value-type="float" office:value="298.52" calcext:value-type="float">
            <text:p>298,52</text:p>
          </table:table-cell>
          <table:table-cell table:formula="of:=[.C24]/[.$I$12]*[.$J$12]+150+350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126.3" calcext:value-type="float">
            <text:p>1126,3</text:p>
          </table:table-cell>
          <table:table-cell table:formula="of:=[.$B$7]+[.$B$6]*[.A25]" office:value-type="float" office:value="67.519064354174" calcext:value-type="float">
            <text:p>67,519064354174</text:p>
          </table:table-cell>
          <table:table-cell office:value-type="float" office:value="70" calcext:value-type="float">
            <text:p>70</text:p>
          </table:table-cell>
          <table:table-cell table:style-name="ce1" table:formula="of:=[.B25]/[.C25]-1" office:value-type="percentage" office:value="-0.0354419377975148" calcext:value-type="percentage">
            <text:p>-3,54 %</text:p>
          </table:table-cell>
          <table:table-cell/>
          <table:table-cell table:formula="of:=CONCATENATE(TEXT([.A25];&quot;#.##0,0&quot;);&quot; &amp; &quot;;TEXT([.B25];&quot;00,000&quot;);&quot; &amp; &quot;;[.C25];&quot; &amp; &quot;;TEXT([.D25]*100;&quot;0,0&quot;); &quot;\%\\ \hline&quot;)" office:value-type="string" office:string-value="1.126,3 &amp; 67,519 &amp; 70 &amp; -3,5\%\\ \hline" calcext:value-type="string">
            <text:p>1.126,3 &amp; 67,519 &amp; 70 &amp; -3,5\%\\ \hline</text:p>
          </table:table-cell>
          <table:table-cell table:number-columns-repeated="2"/>
          <table:table-cell table:formula="of:=[.A25]/[.$I$15]*[.$J$15]-2525-24" office:value-type="float" office:value="379.38" calcext:value-type="float">
            <text:p>379,38</text:p>
          </table:table-cell>
          <table:table-cell table:formula="of:=[.C25]/[.$I$12]*[.$J$12]+150+350" office:value-type="float" office:value="148.833333333333" calcext:value-type="float">
            <text:p>148,833333333333</text:p>
          </table:table-cell>
        </table:table-row>
        <table:table-row table:style-name="ro1">
          <table:table-cell office:value-type="float" office:value="1153.4" calcext:value-type="float">
            <text:p>1153,4</text:p>
          </table:table-cell>
          <table:table-cell table:formula="of:=[.$B$7]+[.$B$6]*[.A26]" office:value-type="float" office:value="75.7172821929997" calcext:value-type="float">
            <text:p>75,7172821929997</text:p>
          </table:table-cell>
          <table:table-cell office:value-type="float" office:value="80" calcext:value-type="float">
            <text:p>80</text:p>
          </table:table-cell>
          <table:table-cell table:style-name="ce1" table:formula="of:=[.B26]/[.C26]-1" office:value-type="percentage" office:value="-0.0535339725875034" calcext:value-type="percentage">
            <text:p>-5,35 %</text:p>
          </table:table-cell>
          <table:table-cell/>
          <table:table-cell table:formula="of:=CONCATENATE(TEXT([.A26];&quot;#.##0,0&quot;);&quot; &amp; &quot;;TEXT([.B26];&quot;00,000&quot;);&quot; &amp; &quot;;[.C26];&quot; &amp; &quot;;TEXT([.D26]*100;&quot;0,0&quot;); &quot;\%\\ \hline&quot;)" office:value-type="string" office:string-value="1.153,4 &amp; 75,717 &amp; 80 &amp; -5,4\%\\ \hline" calcext:value-type="string">
            <text:p>1.153,4 &amp; 75,717 &amp; 80 &amp; -5,4\%\\ \hline</text:p>
          </table:table-cell>
          <table:table-cell table:number-columns-repeated="2"/>
          <table:table-cell table:formula="of:=[.A26]/[.$I$15]*[.$J$15]-2525-24" office:value-type="float" office:value="449.84" calcext:value-type="float">
            <text:p>449,84</text:p>
          </table:table-cell>
          <table:table-cell table:formula="of:=[.C26]/[.$I$12]*[.$J$12]+150+350" office:value-type="float" office:value="98.6666666666667" calcext:value-type="float">
            <text:p>98,6666666666667</text:p>
          </table:table-cell>
        </table:table-row>
        <table:table-row table:style-name="ro1">
          <table:table-cell office:value-type="float" office:value="1177.8" calcext:value-type="float">
            <text:p>1177,8</text:p>
          </table:table-cell>
          <table:table-cell table:formula="of:=[.$B$7]+[.$B$6]*[.A27]" office:value-type="float" office:value="83.0987034205771" calcext:value-type="float">
            <text:p>83,0987034205771</text:p>
          </table:table-cell>
          <table:table-cell office:value-type="float" office:value="85" calcext:value-type="float">
            <text:p>85</text:p>
          </table:table-cell>
          <table:table-cell table:style-name="ce1" table:formula="of:=[.B27]/[.C27]-1" office:value-type="percentage" office:value="-0.0223681950520338" calcext:value-type="percentage">
            <text:p>-2,24 %</text:p>
          </table:table-cell>
          <table:table-cell/>
          <table:table-cell table:formula="of:=CONCATENATE(TEXT([.A27];&quot;#.##0,0&quot;);&quot; &amp; &quot;;TEXT([.B27];&quot;00,000&quot;);&quot; &amp; &quot;;[.C27];&quot; &amp; &quot;;TEXT([.D27]*100;&quot;0,0&quot;); &quot;\%\\ \hline&quot;)" office:value-type="string" office:string-value="1.177,8 &amp; 83,099 &amp; 85 &amp; -2,2\%\\ \hline" calcext:value-type="string">
            <text:p>1.177,8 &amp; 83,099 &amp; 85 &amp; -2,2\%\\ \hline</text:p>
          </table:table-cell>
          <table:table-cell table:number-columns-repeated="2"/>
          <table:table-cell table:formula="of:=[.A27]/[.$I$15]*[.$J$15]-2525-24" office:value-type="float" office:value="513.28" calcext:value-type="float">
            <text:p>513,28</text:p>
          </table:table-cell>
          <table:table-cell table:formula="of:=[.C27]/[.$I$12]*[.$J$12]+150+350" office:value-type="float" office:value="73.5833333333333" calcext:value-type="float">
            <text:p>73,5833333333333</text:p>
          </table:table-cell>
        </table:table-row>
        <table:table-row table:style-name="ro1">
          <table:table-cell office:value-type="float" office:value="1207.6" calcext:value-type="float">
            <text:p>1207,6</text:p>
          </table:table-cell>
          <table:table-cell table:formula="of:=[.$B$7]+[.$B$6]*[.A28]" office:value-type="float" office:value="92.1137178706512" calcext:value-type="float">
            <text:p>92,1137178706512</text:p>
          </table:table-cell>
          <table:table-cell office:value-type="float" office:value="90" calcext:value-type="float">
            <text:p>90</text:p>
          </table:table-cell>
          <table:table-cell table:style-name="ce1" table:formula="of:=[.B28]/[.C28]-1" office:value-type="percentage" office:value="0.0234857541183462" calcext:value-type="percentage">
            <text:p>2,35 %</text:p>
          </table:table-cell>
          <table:table-cell/>
          <table:table-cell table:formula="of:=CONCATENATE(TEXT([.A28];&quot;#.##0,0&quot;);&quot; &amp; &quot;;TEXT([.B28];&quot;00,000&quot;);&quot; &amp; &quot;;[.C28];&quot; &amp; &quot;;TEXT([.D28]*100;&quot;0,0&quot;); &quot;\%\\ \hline&quot;)" office:value-type="string" office:string-value="1.207,6 &amp; 92,114 &amp; 90 &amp; 2,3\%\\ \hline" calcext:value-type="string">
            <text:p>1.207,6 &amp; 92,114 &amp; 90 &amp; 2,3\%\\ \hline</text:p>
          </table:table-cell>
          <table:table-cell table:number-columns-repeated="2"/>
          <table:table-cell table:formula="of:=[.A28]/[.$I$15]*[.$J$15]-2525-24" office:value-type="float" office:value="590.76" calcext:value-type="float">
            <text:p>590,76</text:p>
          </table:table-cell>
          <table:table-cell table:formula="of:=[.C28]/[.$I$12]*[.$J$12]+150+350" office:value-type="float" office:value="48.5" calcext:value-type="float">
            <text:p>48,5</text:p>
          </table:table-cell>
        </table:table-row>
        <table:table-row table:style-name="ro1">
          <table:table-cell office:value-type="float" office:value="1226.6" calcext:value-type="float">
            <text:p>1226,6</text:p>
          </table:table-cell>
          <table:table-cell table:formula="of:=[.$B$7]+[.$B$6]*[.A29]" office:value-type="float" office:value="97.861545875732" calcext:value-type="float">
            <text:p>97,861545875732</text:p>
          </table:table-cell>
          <table:table-cell office:value-type="float" office:value="93" calcext:value-type="float">
            <text:p>93</text:p>
          </table:table-cell>
          <table:table-cell table:style-name="ce1" table:formula="of:=[.B29]/[.C29]-1" office:value-type="percentage" office:value="0.0522746868358275" calcext:value-type="percentage">
            <text:p>5,23 %</text:p>
          </table:table-cell>
          <table:table-cell/>
          <table:table-cell table:formula="of:=CONCATENATE(TEXT([.A29];&quot;#.##0,0&quot;);&quot; &amp; &quot;;TEXT([.B29];&quot;00,000&quot;);&quot; &amp; &quot;;[.C29];&quot; &amp; &quot;;TEXT([.D29]*100;&quot;0,0&quot;); &quot;\%\\ \hline&quot;)" office:value-type="string" office:string-value="1.226,6 &amp; 97,862 &amp; 93 &amp; 5,2\%\\ \hline" calcext:value-type="string">
            <text:p>1.226,6 &amp; 97,862 &amp; 93 &amp; 5,2\%\\ \hline</text:p>
          </table:table-cell>
          <table:table-cell table:number-columns-repeated="2"/>
          <table:table-cell table:formula="of:=[.A29]/[.$I$15]*[.$J$15]-2525-24" office:value-type="float" office:value="640.16" calcext:value-type="float">
            <text:p>640,16</text:p>
          </table:table-cell>
          <table:table-cell table:formula="of:=[.C29]/[.$I$12]*[.$J$12]+150+350" office:value-type="float" office:value="33.45" calcext:value-type="float">
            <text:p>33,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L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22:28:16.132000000</meta:creation-date>
    <dc:date>2019-05-23T23:55:03.850000000</dc:date>
    <meta:editing-duration>PT23M34S</meta:editing-duration>
    <meta:editing-cycles>1</meta:editing-cycles>
    <meta:document-statistic meta:table-count="1" meta:cell-count="120" meta:object-count="0"/>
    <meta:generator>LibreOffice/6.1.2.1$Windows_X86_64 LibreOffice_project/65905a128db06ba48db947242809d14d3f9a93fe</meta:generator>
  </office:meta>
</office:document-meta>
</file>